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8524e" officeooo:paragraph-rsid="0018524e" style:font-name-asian="Liberation Serif1" style:font-name-complex="Liberation Serif1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8524e" officeooo:paragraph-rsid="0018524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T7" style:family="text">
      <style:text-properties fo:font-size="9pt" style:font-size-asian="9pt" style:font-size-complex="9pt"/>
    </style:style>
    <style:style style:name="gr1" style:family="graphic">
      <style:graphic-properties draw:fill-color="#ffffff" draw:textarea-horizontal-align="justify" draw:textarea-vertical-align="middle" draw:auto-grow-height="false" fo:min-height="1.7398in" fo:min-width="1.427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5209in" fo:min-width="1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2.5728in" fo:min-width="1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1.4276in" svg:height="1.7398in" svg:x="-0.0272in" svg:y="1.0047in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5" svg:width="1.2713in" svg:height="1.5343in" svg:x="0.0563in" svg:y="1.0882in"><draw:text-box><text:p text:style-name="P4"><text:span text:style-name="T2">Use</text:span><text:span text:style-name="T2">r</text:span></text:p><text:p text:style-name="P4"><text:span text:style-name="T2"/></text:p><text:p text:style-name="P4"><text:span text:style-name="T3">user</text:span><text:span text:style-name="T3">nam</text:span><text:span text:style-name="T3">e:St</text:span><text:span text:style-name="T3">ring</text:span></text:p><text:p text:style-name="P4"><text:span text:style-name="T3">ema</text:span><text:span text:style-name="T3">il:St</text:span><text:span text:style-name="T3">ring</text:span></text:p><text:p text:style-name="P4"><text:span text:style-name="T3">pass</text:span><text:span text:style-name="T3">wor</text:span><text:span text:style-name="T3">d:St</text:span><text:span text:style-name="T3">ring</text:span></text:p><text:p text:style-name="P4"><text:span text:style-name="T3"/></text:p><text:p text:style-name="P4"><text:span text:style-name="T3"/></text:p></draw:text-box></draw:frame><draw:line text:anchor-type="paragraph" draw:z-index="2" draw:name="Shape3" draw:style-name="gr3" draw:text-style-name="P4" svg:x1="-0.0272in" svg:y1="1.3484in" svg:x2="1.4in" svg:y2="1.3382in"><text:p/></draw:line><draw:line text:anchor-type="paragraph" draw:z-index="3" draw:name="Shape4" draw:style-name="gr3" draw:text-style-name="P4" svg:x1="-0.0272in" svg:y1="2.0051in" svg:x2="1.4in" svg:y2="2.0051in"><text:p/></draw:line><draw:frame text:anchor-type="paragraph" draw:z-index="4" draw:name="Shape5" draw:style-name="gr4" draw:text-style-name="P6" svg:width="1.4276in" svg:height="0.5768in" svg:x="-0.0272in" svg:y="2.1681in"><draw:text-box><text:p text:style-name="P4">registration_store()</text:p><text:p text:style-name="P4">email_exists()</text:p><text:p text:style-name="P4">signin()</text:p></draw:text-box></draw:frame><draw:line text:anchor-type="paragraph" draw:z-index="6" draw:name="Shape26" draw:style-name="gr3" draw:text-style-name="P4" svg:x1="6.4209in" svg:y1="0.7236in" svg:x2="4.5252in" svg:y2="0.7236in"><text:p/></draw:line><draw:frame text:anchor-type="paragraph" draw:z-index="7" draw:name="Shape27" draw:style-name="gr6" draw:text-style-name="P7" svg:width="1.8961in" svg:height="0.3858in" svg:x="4.5252in" svg:y="0.3382in"><draw:text-box><text:p text:style-name="P4"><text:span text:style-name="T4">S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_</text:span><text:span text:style-name="T4">l</text:span><text:span text:style-name="T4">i</text:span><text:span text:style-name="T4">s</text:span><text:span text:style-name="T4">t</text:span></text:p></draw:text-box></draw:frame><draw:frame text:anchor-type="paragraph" draw:z-index="8" draw:name="Shape28" draw:style-name="gr7" draw:text-style-name="P6" svg:width="1.8961in" svg:height="0.8831in" svg:x="4.5252in" svg:y="0.828in"><draw:text-box><text:p text:style-name="P4">list_name:String</text:p><text:p text:style-name="P4">list_id:String</text:p><text:p text:style-name="P4"/><text:p text:style-name="P4"/><text:p text:style-name="P4"/></draw:text-box></draw:frame><draw:line text:anchor-type="paragraph" draw:z-index="9" draw:name="Shape29" draw:style-name="gr3" draw:text-style-name="P4" svg:x1="4.5252in" svg:y1="1.6925in" svg:x2="6.4209in" svg:y2="1.6925in"><text:p/></draw:line><draw:frame text:anchor-type="paragraph" draw:z-index="10" draw:name="Shape30" draw:style-name="gr8" draw:text-style-name="P6" svg:width="1.8961in" svg:height="1.0835in" svg:x="4.5252in" svg:y="1.7756in"><draw:text-box><text:p text:style-name="P4">create_shopping_list()</text:p><text:p text:style-name="P4">view_list()</text:p><text:p text:style-name="P4">remove_list()</text:p><text:p text:style-name="P4">update_list()</text:p></draw:text-box></draw:frame><draw:custom-shape text:anchor-type="paragraph" draw:z-index="11" draw:name="Shape31" draw:style-name="gr9" draw:text-style-name="P3" svg:width="1.9067in" svg:height="2.5732in" svg:x="4.5563in" svg:y="3.3591in"><text:p/><draw:enhanced-geometry svg:viewBox="0 0 21600 21600" draw:type="rectangle" draw:enhanced-path="M 0 0 L 21600 0 21600 21600 0 21600 0 0 Z N"/></draw:custom-shape><draw:line text:anchor-type="paragraph" draw:z-index="12" draw:name="Shape32" draw:style-name="gr3" draw:text-style-name="P4" svg:x1="4.5563in" svg:y1="3.765in" svg:x2="6.4626in" svg:y2="3.7547in"><text:p/></draw:line><draw:frame text:anchor-type="paragraph" draw:z-index="13" draw:name="Shape22" draw:style-name="gr10" draw:text-style-name="P7" svg:width="1.7921in" svg:height="0.2606in" svg:x="4.6189in" svg:y="3.4425in"><draw:text-box><text:p text:style-name="P4"><text:span text:style-name="T4">Shopping_item</text:span></text:p></draw:text-box></draw:frame><draw:line text:anchor-type="paragraph" draw:z-index="14" draw:name="Shape33" draw:style-name="gr3" draw:text-style-name="P4" svg:x1="4.5563in" svg:y1="4.6925in" svg:x2="6.4626in" svg:y2="4.6925in"><text:p/></draw:line><draw:frame text:anchor-type="paragraph" draw:z-index="15" draw:name="Shape34" draw:style-name="gr11" draw:text-style-name="P6" svg:width="1.9067in" svg:height="0.8752in" svg:x="4.5563in" svg:y="3.8173in"><draw:text-box><text:p text:style-name="P4">item_name:String</text:p><text:p text:style-name="P4">item_id:String</text:p><text:p text:style-name="P4">list_id:String</text:p></draw:text-box></draw:frame><draw:frame text:anchor-type="paragraph" draw:z-index="16" draw:name="Shape35" draw:style-name="gr12" draw:text-style-name="P8" svg:width="1.9067in" svg:height="1.1512in" svg:x="4.5563in" svg:y="4.6925in"><draw:text-box><text:p text:style-name="P4">create_shopping_item()</text:p><text:p text:style-name="P4">view_item()</text:p><text:p text:style-name="P4">remove_list()</text:p><text:p text:style-name="P4">update_list()</text:p></draw:text-box></draw:frame><draw:line text:anchor-type="paragraph" draw:z-index="17" draw:name="Shape36" draw:style-name="gr3" draw:text-style-name="P4" svg:x1="5.4835in" svg:y1="2.8591in" svg:x2="5.4835in" svg:y2="3.3591in"><text:p/></draw:line><draw:line text:anchor-type="paragraph" draw:z-index="18" draw:name="Shape37" draw:style-name="gr3" draw:text-style-name="P4" svg:x1="1.4in" svg:y1="1.7965in" svg:x2="4.5252in" svg:y2="1.7965in"><text:p/></draw:line><draw:frame text:anchor-type="paragraph" draw:z-index="19" draw:name="Shape39" draw:style-name="gr13" draw:text-style-name="P8" svg:width="0.365in" svg:height="0.1925in" svg:x="1.452in" svg:y="1.6091in"><draw:text-box><text:p>1</text:p></draw:text-box></draw:frame><draw:frame text:anchor-type="paragraph" draw:z-index="20" draw:name="Shape41" draw:style-name="gr14" draw:text-style-name="P9" svg:width="0.2815in" svg:height="0.198in" svg:x="4.2437in" svg:y="1.5984in"><draw:text-box><text:p><text:span text:style-name="T5">∏</text:span></text:p></draw:text-box></draw:frame><draw:frame text:anchor-type="paragraph" draw:z-index="21" draw:name="Shape42" draw:style-name="gr15" draw:text-style-name="P10" svg:width="0.1461in" svg:height="0.1449in" svg:x="5.5354in" svg:y="3.2146in"><draw:text-box><text:p><text:span text:style-name="T6">∏</text:span></text:p></draw:text-box></draw:frame><draw:frame text:anchor-type="paragraph" draw:z-index="22" draw:name="Shape43" draw:style-name="gr15" draw:text-style-name="P11" svg:width="0.1567in" svg:height="0.1449in" svg:x="5.5563in" svg:y="2.8591in"><draw:text-box><text:p><text:span text:style-name="T7">1</text:span></text:p></draw:text-box></draw:frame><draw:custom-shape text:anchor-type="paragraph" draw:z-index="5" draw:name="Shape25" draw:style-name="gr5" draw:text-style-name="P3" svg:width="1.8961in" svg:height="2.5213in" svg:x="4.5252in" svg:y="0.3382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8524e" officeooo:paragraph-rsid="0018524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Class Diagram: <text:span text:style-name="MT1">shop4this!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7:03:10.517185742</meta:creation-date>
    <dc:date>2017-09-29T06:26:10.563285529</dc:date>
    <meta:editing-duration>PT35M23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